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9fb" officeooo:paragraph-rsid="000e59fb"/>
    </style:style>
    <style:style style:name="T1" style:family="text">
      <style:text-properties officeooo:rsid="000c91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THOR DECLARATION TEMPLATE</text:p>
      <text:p text:style-name="Standard"/>
      <text:p text:style-name="Standard"/>
      <text:p text:style-name="Standard">We wish to confirm that there are no known conflicts of interest associated with this</text:p>
      <text:p text:style-name="Standard">publication and there has been no significant financial support for this work that could have</text:p>
      <text:p text:style-name="Standard">influenced its outcome.</text:p>
      <text:p text:style-name="Standard"/>
      <text:p text:style-name="Standard">We confirm that the manuscript has been read and approved by all named authors and that</text:p>
      <text:p text:style-name="Standard">there are no other persons who satisfied the criteria for authorship but are not listed. We</text:p>
      <text:p text:style-name="Standard">further confirm that the order of authors listed in the manuscript has been approved by all of</text:p>
      <text:p text:style-name="Standard">us.</text:p>
      <text:p text:style-name="Standard"/>
      <text:p text:style-name="Standard">We confirm that we have given due consideration to the protection of intellectual property</text:p>
      <text:p text:style-name="Standard">associated with this work and that there are no impediments to publication, including the</text:p>
      <text:p text:style-name="Standard">timing of publication, with respect to intellectual property. In so doing we confirm that we</text:p>
      <text:p text:style-name="Standard">have followed the regulations of our institutions concerning intellectual property.</text:p>
      <text:p text:style-name="Standard"/>
      <text:p text:style-name="Standard">We understand that the Corresponding Author is the sole contact for the Editorial process</text:p>
      <text:p text:style-name="Standard">(including Editorial Manager and direct communications with the office). He/she is</text:p>
      <text:p text:style-name="Standard">responsible for communicating with the other authors about progress, submissions of</text:p>
      <text:p text:style-name="Standard">revisions and final approval of proofs. We confirm that we have provided a current, correct</text:p>
      <text:p text:style-name="Standard">email address which is accessible by the Corresponding Author and which has been</text:p>
      <text:p text:style-name="Standard">configured to accept email from “<text:a xlink:type="simple" xlink:href="mailto:jfavre@cscs.ch" text:style-name="Internet_20_link" text:visited-style-name="Visited_20_Internet_20_Link"><text:span text:style-name="T1">jfavre@cscs.ch</text:span></text:a><text:span text:style-name="T1">”</text:span></text:p>
      <text:p text:style-name="Standard"/>
      <text:p text:style-name="Standard">Signed by all authors as follows:</text:p>
      <text:p text:style-name="Standard"/>
      <text:p text:style-name="Standard"/>
      <text:p text:style-name="P1">Lugano, Switzerland,</text:p>
      <text:p text:style-name="P1">15 dicember 2018</text:p>
      <text:p text:style-name="P1"/>
      <text:p text:style-name="P1"/>
      <text:p text:style-name="P1"/>
      <text:p text:style-name="P1"/>
      <text:p text:style-name="P1">Dr. Jean M. Favre<text:tab/><text:tab/><text:tab/><text:tab/><text:tab/><text:tab/><text:tab/>Alexander Bl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1:59:28.083731225</meta:creation-date>
    <dc:date>2018-12-14T12:07:05.717555279</dc:date>
    <meta:editing-duration>PT7M37S</meta:editing-duration>
    <meta:editing-cycles>3</meta:editing-cycles>
    <meta:generator>LibreOffice/6.0.6.2$Linux_X86_64 LibreOffice_project/00m0$Build-2</meta:generator>
    <meta:print-date>2018-12-14T12:03:03.400109667</meta:print-date>
    <meta:document-statistic meta:table-count="0" meta:image-count="0" meta:object-count="0" meta:page-count="1" meta:paragraph-count="22" meta:word-count="226" meta:character-count="1438" meta:non-whitespace-character-count="1228"/>
  </office:meta>
</office:document-meta>
</file>